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7" table:default-cell-style-name="Default"/>
        <table:table-column table:style-name="co6" table:default-cell-style-name="ce8"/>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formula="of:=[.N2]+[.O2]" office:value-type="float" office:value="171">
            <text:p>171</text:p>
          </table:table-cell>
          <table:table-cell table:formula="of:=COUNTBLANK([.E2:.H43])+COUNTBLANK([.I35:.K35])" office:value-type="float" office:value="43">
            <text:p>43</text:p>
          </table:table-cell>
          <table:table-cell table:formula="of:=COUNTA([.E2:.H43])+COUNTA([.I35:.K35])" office:value-type="float" office:value="128">
            <text:p>128</text:p>
          </table:table-cell>
          <table:table-cell table:number-columns-repeated="1009"/>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style-name="ce9" table:formula="of:=[.O2]/[.M2]" office:value-type="percentage" office:value="0.748538011695906">
            <text:p>74,85%</text:p>
          </table:table-cell>
          <table:table-cell table:number-columns-repeated="1011"/>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undefined</text:p>
          </table:table-cell>
          <table:table-cell table:number-columns-repeated="2"/>
          <table:table-cell office:value-type="string">
            <text:p>done</text:p>
          </table:table-cell>
          <table:table-cell table:number-columns-repeated="7"/>
          <table:table-cell office:value-type="string">
            <text:p>/actions</text:p>
          </table:table-cell>
          <table:table-cell table:number-columns-repeated="1012"/>
        </table:table-row>
        <table:table-row table:style-name="ro2">
          <table:table-cell table:number-columns-repeated="2" office:value-type="string">
            <text:p>mail-signed-par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office:value-type="string">
            <text:p>/actions</text:p>
          </table:table-cell>
          <table:table-cell table:number-columns-repeated="1012"/>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office:value-type="string">
            <text:p>/actions</text:p>
          </table:table-cell>
          <table:table-cell table:number-columns-repeated="1012"/>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forwarded-replied</text:p>
          </table:table-cell>
          <table:table-cell table:number-columns-repeated="1022"/>
        </table:table-row>
        <table:table-row table:style-name="ro2">
          <table:table-cell/>
          <table:table-cell office:value-type="string">
            <text:p>mail-replied</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office:value-type="string">
            <text:p>mail-forwarded-replied</text:p>
          </table:table-cell>
          <table:table-cell office:value-type="string">
            <text:p>mail-forward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sign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task</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essage-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sender</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custom-all</text:p>
          </table:table-cell>
          <table:table-cell/>
          <table:table-cell office:value-type="string">
            <text:p>done</text:p>
          </table:table-cell>
          <table:table-cell table:number-columns-repeated="4" office:value-type="string">
            <text:p>x</text:p>
          </table:table-cell>
          <table:table-cell table:number-columns-repeated="1016"/>
        </table:table-row>
        <table:table-row table:style-name="ro2">
          <table:table-cell/>
          <table:table-cell office:value-type="string">
            <text:p>mail-reply-all</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reply-lis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unread-new</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number-columns-repeated="2" office:value-type="string">
            <text:p>mail-mark-important</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queue</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table:table-cell office:value-type="string">
            <text:p>mail-mark-unread</text:p>
          </table:table-cell>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8"/>
          <table:table-cell office:value-type="string">
            <text:p>/actions</text:p>
          </table:table-cell>
          <table:table-cell table:number-columns-repeated="1012"/>
        </table:table-row>
        <table:table-row table:style-name="ro3">
          <table:table-cell table:number-columns-repeated="2" office:value-type="string">
            <text:p>Planner</text:p>
          </table:table-cell>
          <table:table-cell office:value-type="string">
            <text:p>an icon for an application icon. <text:s/>The application shows the user a day-by-day grouping of their upcoming appointments and pending tasks. <text:s/></text:p>
          </table:table-cell>
          <table:table-cell table:number-columns-repeated="8"/>
          <table:table-cell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office:value-type="string">
            <text:p>new to represent Korganizer's journal view. Note that already have view-pim-journal, but that icon doesn't seem specific to korganizer's views.</text:p>
          </table:table-cell>
          <table:table-cell table:number-columns-repeated="1021"/>
        </table:table-row>
        <table:table-row table:style-name="ro3">
          <table:table-cell office:value-type="string">
            <text:p>korganizer timespent view</text:p>
          </table:table-cell>
          <table:table-cell office:value-type="string">
            <text:p>View-calendar-time-spent</text:p>
          </table:table-cell>
          <table:table-cell office:value-type="string">
            <text:p>An improved icon for Korganizer's timespent view. The “time spent” view shows a graph of time spent in different categories</text:p>
          </table:table-cell>
          <table:table-cell table:number-columns-repeated="1021"/>
        </table:table-row>
        <table:table-row table:style-name="ro4">
          <table:table-cell office:value-type="string">
            <text:p>korganizer “what's next” view</text:p>
          </table:table-cell>
          <table:table-cell office:value-type="string">
            <text:p>View-calendar-whatsnext</text:p>
          </table:table-cell>
          <table:table-cell office:value-type="string">
            <text:p>new to represent korganizer's “what's next” view. <text:s/>The “what's next” view shows a pretty summary of appointments and to-dos that occur within the next week or so.</text:p>
          </table:table-cell>
          <table:table-cell table:number-columns-repeated="1021"/>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table:number-columns-repeated="8"/>
          <table:table-cell table:style-name="Default"/>
          <table:table-cell table:number-columns-repeated="1012"/>
        </table:table-row>
        <table:table-row table:style-name="ro2" table:number-rows-repeated="65488">
          <table:table-cell table:number-columns-repeated="1024"/>
        </table:table-row>
        <table:table-row table:style-name="ro2" table:number-rows-repeated="4">
          <table:table-cell table:number-columns-repeated="2"/>
          <table:table-cell table:style-name="Default"/>
          <table:table-cell table:number-columns-repeated="8"/>
          <table:table-cell table:style-name="Default"/>
          <table:table-cell table:number-columns-repeated="1012"/>
        </table:table-row>
        <table:table-row table:style-name="ro2">
          <table:table-cell table:number-columns-repeated="2"/>
          <table:table-cell table:style-name="Default"/>
          <table:table-cell table:number-columns-repeated="8"/>
          <table:table-cell table:style-name="Default"/>
          <table:table-cell table:number-columns-repeated="1012"/>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1">11-11-2009</text:date>, <text:time>12:2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1T12:28:39</dc:date>
    <meta:editing-duration>PT45H07M26S</meta:editing-duration>
    <meta:editing-cycles>56</meta:editing-cycles>
    <meta:generator>OpenOffice.org/3.0$Linux OpenOffice.org_project/300m15$Build-9379</meta:generator>
    <dc:creator>nuno pinheiro</dc:creator>
    <meta:document-statistic meta:table-count="3" meta:cell-count="301" meta:object-count="0"/>
    <meta:user-defined meta:name="Info 1"/>
    <meta:user-defined meta:name="Info 2"/>
    <meta:user-defined meta:name="Info 3"/>
    <meta:user-defined meta:name="Info 4"/>
  </office:meta>
</office:document-meta>
</file>